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B0A853DCAAEBF84310.png" manifest:media-type="image/png"/>
  <manifest:file-entry manifest:full-path="Pictures/10000201000001280000014F1CAB72B3A35C9704.png" manifest:media-type="image/png"/>
  <manifest:file-entry manifest:full-path="Pictures/1000020100000190000001901499A10028E73717.png" manifest:media-type="image/png"/>
  <manifest:file-entry manifest:full-path="Pictures/10000201000003200000012C35E85538A739BFB4.png" manifest:media-type="image/png"/>
  <manifest:file-entry manifest:full-path="Pictures/10000373000014C6000014C623F785C6C8C61975.svg" manifest:media-type="image/svg+xml"/>
  <manifest:file-entry manifest:full-path="Pictures/1000000000000780000004B0AFA6ABADD0818B45.png" manifest:media-type="image/png"/>
  <manifest:file-entry manifest:full-path="Pictures/10000201000006DC000001DD95F5D290FFE4DC25.png" manifest:media-type="image/png"/>
  <manifest:file-entry manifest:full-path="Pictures/10000201000000C9000000C9F055A5F7698ED247.png" manifest:media-type="image/png"/>
  <manifest:file-entry manifest:full-path="Pictures/1000020100000154000000AFAD9D485DCEC04B97.png" manifest:media-type="image/png"/>
  <manifest:file-entry manifest:full-path="Pictures/1000000000000780000004B0806852280C3689E1.png" manifest:media-type="image/png"/>
  <manifest:file-entry manifest:full-path="Pictures/1000000000000780000004B0CA51CB9901374490.png" manifest:media-type="image/png"/>
  <manifest:file-entry manifest:full-path="Pictures/10000398000035B900002FE1557DD68F5427FE16.svg" manifest:media-type="image/svg+xml"/>
  <manifest:file-entry manifest:full-path="Pictures/1000020100000208000001CFB796AFC360365D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56cm, 43.208cm, 23.98cm, 0.20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73cm, 36.84cm, 27.635cm, 11.01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86cm, 28.459cm, 13.019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803cm, 0cm, 8.90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505cm, 13.902cm, 10.162cm, 24.59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98cm" svg:height="2.009cm" svg:x="1.902cm" svg:y="2.163cm">
          <draw:image xlink:href="Pictures/1000000000000780000004B0806852280C3689E1.png" xlink:type="simple" xlink:show="embed" xlink:actuate="onLoad">
            <text:p/>
          </draw:image>
        </draw:frame>
        <draw:frame draw:style-name="gr2" draw:text-style-name="P1" draw:layer="layout" svg:width="4.188cm" svg:height="1.137cm" svg:x="1.412cm" svg:y="4.563cm">
          <draw:image xlink:href="Pictures/10000201000006DC000001DD95F5D290FFE4DC25.png" xlink:type="simple" xlink:show="embed" xlink:actuate="onLoad">
            <text:p/>
          </draw:image>
        </draw:frame>
        <draw:frame draw:style-name="gr2" draw:text-style-name="P1" draw:layer="layout" svg:width="2.6cm" svg:height="1.338cm" svg:x="1.7cm" svg:y="3.563cm">
          <draw:image xlink:href="Pictures/1000020100000154000000AFAD9D485DCEC04B97.png" xlink:type="simple" xlink:show="embed" xlink:actuate="onLoad">
            <text:p/>
          </draw:image>
        </draw:frame>
        <draw:frame draw:style-name="gr3" draw:text-style-name="P1" draw:layer="layout" svg:width="3.299cm" svg:height="2.399cm" svg:x="8.1cm" svg:y="2.8cm">
          <draw:image xlink:href="Pictures/1000000000000780000004B0CA51CB9901374490.png" xlink:type="simple" xlink:show="embed" xlink:actuate="onLoad">
            <text:p/>
          </draw:image>
        </draw:frame>
        <draw:frame draw:style-name="gr2" draw:text-style-name="P1" draw:layer="layout" svg:width="2.5cm" svg:height="2.228cm" svg:x="13cm" svg:y="2.672cm">
          <draw:image xlink:href="Pictures/10000398000035B900002FE1557DD68F5427FE16.svg" xlink:type="simple" xlink:show="embed" xlink:actuate="onLoad">
            <text:p/>
          </draw:image>
          <draw:image xlink:href="Pictures/1000020100000208000001CFB796AFC360365D90.png" xlink:type="simple" xlink:show="embed" xlink:actuate="onLoad"/>
        </draw:frame>
        <draw:frame draw:style-name="gr4" draw:text-style-name="P1" draw:layer="layout" svg:width="4.255cm" svg:height="3.056cm" svg:x="14.745cm" svg:y="2.844cm">
          <draw:image xlink:href="Pictures/1000000000000780000004B0AFA6ABADD0818B45.png" xlink:type="simple" xlink:show="embed" xlink:actuate="onLoad">
            <text:p/>
          </draw:image>
        </draw:frame>
        <draw:frame draw:style-name="gr2" draw:text-style-name="P1" draw:layer="layout" svg:width="2.1cm" svg:height="2.1cm" svg:x="13.7cm" svg:y="1.6cm">
          <draw:image xlink:href="Pictures/10000373000014C6000014C623F785C6C8C61975.svg" xlink:type="simple" xlink:show="embed" xlink:actuate="onLoad">
            <text:p/>
          </draw:image>
          <draw:image xlink:href="Pictures/10000201000000C9000000C9F055A5F7698ED247.png" xlink:type="simple" xlink:show="embed" xlink:actuate="onLoad"/>
        </draw:frame>
        <draw:frame draw:style-name="gr5" draw:text-style-name="P1" draw:layer="layout" svg:width="1.617cm" svg:height="1.8cm" svg:x="7.883cm" svg:y="4.599cm">
          <draw:image xlink:href="Pictures/10000201000003200000012C35E85538A739BFB4.png" xlink:type="simple" xlink:show="embed" xlink:actuate="onLoad">
            <text:p/>
          </draw:image>
        </draw:frame>
        <draw:frame draw:style-name="gr2" draw:text-style-name="P1" draw:layer="layout" svg:width="1.5cm" svg:height="1.5cm" svg:x="6.9cm" svg:y="3.999cm">
          <draw:image xlink:href="Pictures/1000020100000190000001901499A10028E73717.png" xlink:type="simple" xlink:show="embed" xlink:actuate="onLoad">
            <text:p/>
          </draw:image>
        </draw:frame>
        <draw:frame draw:style-name="gr2" draw:text-style-name="P1" draw:layer="layout" svg:width="5.039cm" svg:height="5.703cm" svg:x="1.7cm" svg:y="7.1cm">
          <draw:image xlink:href="Pictures/10000201000001280000014F1CAB72B3A35C9704.png" xlink:type="simple" xlink:show="embed" xlink:actuate="onLoad">
            <text:p/>
          </draw:image>
        </draw:frame>
        <draw:frame draw:style-name="gr6" draw:text-style-name="P1" draw:layer="layout" svg:width="11.38cm" svg:height="4.699cm" svg:x="8.22cm" svg:y="8.001cm">
          <draw:image xlink:href="Pictures/1000000000000780000004B0A853DCAAEBF8431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08:24:46.217225971</meta:creation-date>
    <dc:date>2017-10-23T17:20:59.246506909</dc:date>
    <meta:editing-duration>PT3H31M18S</meta:editing-duration>
    <meta:editing-cycles>1</meta:editing-cycles>
    <meta:document-statistic meta:object-count="11"/>
    <meta:generator>LibreOffice/5.4.2.2.0$Linux_X86_64 LibreOffice_project/40m0$Build-2</meta:generator>
  </office:meta>
</office:document-meta>
</file>